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cosmogenic 10Be">
            <text:p>cosmogenic 10Be</text:p>
          </table:table-cell>
          <table:table-cell office:value-type="string" office:value="KLR1">
            <text:p>KLR1</text:p>
          </table:table-cell>
          <table:table-cell office:value-type="float" office:value="67.008">
            <text:p>67.008</text:p>
          </table:table-cell>
          <table:table-cell office:value-type="float" office:value="-50.682">
            <text:p>-50.682</text:p>
          </table:table-cell>
          <table:table-cell office:value-type="float" office:value="3330.0">
            <text:p>3330.0</text:p>
          </table:table-cell>
          <table:table-cell office:value-type="float" office:value="300.0">
            <text:p>300.0</text:p>
          </table:table-cell>
          <table:table-cell office:value-type="string" office:value="Exposed bedrock ridge">
            <text:p>Exposed bedrock ridg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6.13">
            <text:p>16.13</text:p>
          </table:table-cell>
          <table:table-cell office:value-type="float" office:value="0.13">
            <text:p>0.13</text:p>
          </table:table-cell>
          <table:table-cell office:value-type="float" office:value="0.13">
            <text:p>0.13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cosmogenic 10Be">
            <text:p>cosmogenic 10Be</text:p>
          </table:table-cell>
          <table:table-cell office:value-type="string" office:value="KLR7">
            <text:p>KLR7</text:p>
          </table:table-cell>
          <table:table-cell office:value-type="float" office:value="67.005">
            <text:p>67.005</text:p>
          </table:table-cell>
          <table:table-cell office:value-type="float" office:value="-50.693">
            <text:p>-50.693</text:p>
          </table:table-cell>
          <table:table-cell office:value-type="float" office:value="4720.0">
            <text:p>4720.0</text:p>
          </table:table-cell>
          <table:table-cell office:value-type="float" office:value="100.0">
            <text:p>100.0</text:p>
          </table:table-cell>
          <table:table-cell office:value-type="string" office:value="Strath terrace bedrock">
            <text:p>Strath terrace 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5.04">
            <text:p>15.04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cosmogenic 10Be">
            <text:p>cosmogenic 10Be</text:p>
          </table:table-cell>
          <table:table-cell office:value-type="string" office:value="KLR3">
            <text:p>KLR3</text:p>
          </table:table-cell>
          <table:table-cell office:value-type="float" office:value="67.008">
            <text:p>67.008</text:p>
          </table:table-cell>
          <table:table-cell office:value-type="float" office:value="-50.683">
            <text:p>-50.683</text:p>
          </table:table-cell>
          <table:table-cell office:value-type="float" office:value="5930.0">
            <text:p>5930.0</text:p>
          </table:table-cell>
          <table:table-cell office:value-type="float" office:value="150.0">
            <text:p>150.0</text:p>
          </table:table-cell>
          <table:table-cell office:value-type="string" office:value="Exposed bedrock ridge">
            <text:p>Exposed bedrock ridg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7.93">
            <text:p>27.93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cosmogenic 10Be">
            <text:p>cosmogenic 10Be</text:p>
          </table:table-cell>
          <table:table-cell office:value-type="string" office:value="KLR4">
            <text:p>KLR4</text:p>
          </table:table-cell>
          <table:table-cell office:value-type="float" office:value="67.008">
            <text:p>67.008</text:p>
          </table:table-cell>
          <table:table-cell office:value-type="float" office:value="-50.685">
            <text:p>-50.685</text:p>
          </table:table-cell>
          <table:table-cell office:value-type="float" office:value="6570.0">
            <text:p>6570.0</text:p>
          </table:table-cell>
          <table:table-cell office:value-type="float" office:value="170.0">
            <text:p>170.0</text:p>
          </table:table-cell>
          <table:table-cell office:value-type="string" office:value="Exposed bedrock ridge">
            <text:p>Exposed bedrock ridg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4.78">
            <text:p>34.78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cosmogenic 10Be">
            <text:p>cosmogenic 10Be</text:p>
          </table:table-cell>
          <table:table-cell office:value-type="string" office:value="KLR6">
            <text:p>KLR6</text:p>
          </table:table-cell>
          <table:table-cell office:value-type="float" office:value="67.005">
            <text:p>67.005</text:p>
          </table:table-cell>
          <table:table-cell office:value-type="float" office:value="-50.689">
            <text:p>-50.689</text:p>
          </table:table-cell>
          <table:table-cell office:value-type="float" office:value="4890.0">
            <text:p>4890.0</text:p>
          </table:table-cell>
          <table:table-cell office:value-type="float" office:value="180.0">
            <text:p>180.0</text:p>
          </table:table-cell>
          <table:table-cell office:value-type="string" office:value="Strath terrace bedrock">
            <text:p>Strath terrace 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6.39">
            <text:p>16.39</text:p>
          </table:table-cell>
          <table:table-cell office:value-type="float" office:value="0.13">
            <text:p>0.13</text:p>
          </table:table-cell>
          <table:table-cell office:value-type="float" office:value="0.13">
            <text:p>0.13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cosmogenic 10Be">
            <text:p>cosmogenic 10Be</text:p>
          </table:table-cell>
          <table:table-cell office:value-type="string" office:value="KLR5">
            <text:p>KLR5</text:p>
          </table:table-cell>
          <table:table-cell office:value-type="float" office:value="67.006">
            <text:p>67.006</text:p>
          </table:table-cell>
          <table:table-cell office:value-type="float" office:value="-50.686">
            <text:p>-50.686</text:p>
          </table:table-cell>
          <table:table-cell office:value-type="float" office:value="4990.0">
            <text:p>4990.0</text:p>
          </table:table-cell>
          <table:table-cell office:value-type="float" office:value="160.0">
            <text:p>160.0</text:p>
          </table:table-cell>
          <table:table-cell office:value-type="string" office:value="Strath terrace bedrock">
            <text:p>Strath terrace 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59">
            <text:p>18.59</text:p>
          </table:table-cell>
          <table:table-cell office:value-type="float" office:value="0.18">
            <text:p>0.18</text:p>
          </table:table-cell>
          <table:table-cell office:value-type="float" office:value="0.18">
            <text:p>0.18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cosmogenic 10Be">
            <text:p>cosmogenic 10Be</text:p>
          </table:table-cell>
          <table:table-cell office:value-type="string" office:value="KLR2">
            <text:p>KLR2</text:p>
          </table:table-cell>
          <table:table-cell office:value-type="float" office:value="67.008">
            <text:p>67.008</text:p>
          </table:table-cell>
          <table:table-cell office:value-type="float" office:value="-50.682">
            <text:p>-50.682</text:p>
          </table:table-cell>
          <table:table-cell office:value-type="float" office:value="5560.0">
            <text:p>5560.0</text:p>
          </table:table-cell>
          <table:table-cell office:value-type="float" office:value="160.0">
            <text:p>160.0</text:p>
          </table:table-cell>
          <table:table-cell office:value-type="string" office:value="Exposed bedrock ridge">
            <text:p>Exposed bedrock ridg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1.51">
            <text:p>21.51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6430">
            <text:p>I-6430</text:p>
          </table:table-cell>
          <table:table-cell office:value-type="float" office:value="67.017">
            <text:p>67.017</text:p>
          </table:table-cell>
          <table:table-cell office:value-type="float" office:value="-51.233">
            <text:p>-51.233</text:p>
          </table:table-cell>
          <table:table-cell office:value-type="float" office:value="8175.0">
            <text:p>8175.0</text:p>
          </table:table-cell>
          <table:table-cell office:value-type="float" office:value="129.0">
            <text:p>129.0</text:p>
          </table:table-cell>
          <table:table-cell office:value-type="string" office:value="Balanus balanus, Tellina calcarea, Cardium echinatum">
            <text:p>Balanus balanus, Tellina calcarea, Cardium echinatum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43.0">
            <text:p>43.0</text:p>
          </table:table-cell>
          <table:table-cell office:value-type="float" office:value="8.6">
            <text:p>8.6</text:p>
          </table:table-cell>
          <table:table-cell office:value-type="float" office:value="8.6">
            <text:p>8.6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10">
            <text:p>I-5510</text:p>
          </table:table-cell>
          <table:table-cell office:value-type="float" office:value="66.717">
            <text:p>66.717</text:p>
          </table:table-cell>
          <table:table-cell office:value-type="float" office:value="-51.437">
            <text:p>-51.437</text:p>
          </table:table-cell>
          <table:table-cell office:value-type="float" office:value="6020.0">
            <text:p>6020.0</text:p>
          </table:table-cell>
          <table:table-cell office:value-type="float" office:value="120.0">
            <text:p>12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enBrinkWeidick1974,TenBrink1975,vanTatenhoveEtal1996,Weidick1972a">
            <text:p>TenBrinkWeidick1974,TenBrink1975,vanTatenhoveEtal1996,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K-1664">
            <text:p>K-1664</text:p>
          </table:table-cell>
          <table:table-cell office:value-type="float" office:value="67.027">
            <text:p>67.027</text:p>
          </table:table-cell>
          <table:table-cell office:value-type="float" office:value="-50.727">
            <text:p>-50.727</text:p>
          </table:table-cell>
          <table:table-cell office:value-type="float" office:value="7545.0">
            <text:p>7545.0</text:p>
          </table:table-cell>
          <table:table-cell office:value-type="float" office:value="134.0">
            <text:p>134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47.5">
            <text:p>47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Weidick1972,TenBrinkWeidick1974,vanTatenhoveEtal1996">
            <text:p>Weidick1972,TenBrinkWeidick1974,vanTatenhoveEtal1996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K-1663">
            <text:p>K-1663</text:p>
          </table:table-cell>
          <table:table-cell office:value-type="float" office:value="67.027">
            <text:p>67.027</text:p>
          </table:table-cell>
          <table:table-cell office:value-type="float" office:value="-51.407">
            <text:p>-51.407</text:p>
          </table:table-cell>
          <table:table-cell office:value-type="float" office:value="8635.0">
            <text:p>8635.0</text:p>
          </table:table-cell>
          <table:table-cell office:value-type="float" office:value="144.0">
            <text:p>144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2,TenBrinkWeidick1974,vanTatenhoveEtal1996">
            <text:p>Weidick1972,TenBrinkWeidick1974,vanTatenhoveEtal1996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6434">
            <text:p>I-6434</text:p>
          </table:table-cell>
          <table:table-cell office:value-type="float" office:value="66.983">
            <text:p>66.983</text:p>
          </table:table-cell>
          <table:table-cell office:value-type="float" office:value="-51.167">
            <text:p>-51.167</text:p>
          </table:table-cell>
          <table:table-cell office:value-type="float" office:value="7295.0">
            <text:p>7295.0</text:p>
          </table:table-cell>
          <table:table-cell office:value-type="float" office:value="124.0">
            <text:p>124.0</text:p>
          </table:table-cell>
          <table:table-cell office:value-type="string" office:value="Mya truncata, Hiatella arctica, Mytilus edulis, Balanus balanus">
            <text:p>Mya truncata, Hiatella arctica, Mytilus edulis, Balanus balanu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47.7">
            <text:p>47.7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6433">
            <text:p>I-6433</text:p>
          </table:table-cell>
          <table:table-cell office:value-type="float" office:value="66.983">
            <text:p>66.983</text:p>
          </table:table-cell>
          <table:table-cell office:value-type="float" office:value="-51.167">
            <text:p>-51.167</text:p>
          </table:table-cell>
          <table:table-cell office:value-type="float" office:value="6315.0">
            <text:p>6315.0</text:p>
          </table:table-cell>
          <table:table-cell office:value-type="float" office:value="120.0">
            <text:p>120.0</text:p>
          </table:table-cell>
          <table:table-cell office:value-type="string" office:value="Mya truncata, Macoma calcarea">
            <text:p>Mya truncata, Macoma calcare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22.8">
            <text:p>22.8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89">
            <text:p>I-5589</text:p>
          </table:table-cell>
          <table:table-cell office:value-type="float" office:value="67.037">
            <text:p>67.037</text:p>
          </table:table-cell>
          <table:table-cell office:value-type="float" office:value="-50.627">
            <text:p>-50.627</text:p>
          </table:table-cell>
          <table:table-cell office:value-type="float" office:value="6910.0">
            <text:p>6910.0</text:p>
          </table:table-cell>
          <table:table-cell office:value-type="float" office:value="124.0">
            <text:p>124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TenBrinkWeidick1974,TenBrink1975,vanTatenhoveEtal1996,Weidick1972a">
            <text:p>TenBrinkWeidick1974,TenBrink1975,vanTatenhoveEtal1996,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88">
            <text:p>I-5588</text:p>
          </table:table-cell>
          <table:table-cell office:value-type="float" office:value="66.833">
            <text:p>66.833</text:p>
          </table:table-cell>
          <table:table-cell office:value-type="float" office:value="-51.083">
            <text:p>-51.083</text:p>
          </table:table-cell>
          <table:table-cell office:value-type="float" office:value="6435.0">
            <text:p>6435.0</text:p>
          </table:table-cell>
          <table:table-cell office:value-type="float" office:value="120.0">
            <text:p>120.0</text:p>
          </table:table-cell>
          <table:table-cell office:value-type="string" office:value="Mya truncata, Mya truncata forma ovata, Hiatella arctica, Macoma calcarea, Astarte borealis, Astarte cf. Montagui, Cardium ciliatum, Serripes groenlandicum">
            <text:p>Mya truncata, Mya truncata forma ovata, Hiatella arctica, Macoma calcarea, Astarte borealis, Astarte cf. Montagui, Cardium ciliatum, Serripes groenlandicum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87">
            <text:p>I-5587</text:p>
          </table:table-cell>
          <table:table-cell office:value-type="float" office:value="66.837">
            <text:p>66.837</text:p>
          </table:table-cell>
          <table:table-cell office:value-type="float" office:value="-50.107">
            <text:p>-50.107</text:p>
          </table:table-cell>
          <table:table-cell office:value-type="float" office:value="4740.0">
            <text:p>4740.0</text:p>
          </table:table-cell>
          <table:table-cell office:value-type="float" office:value="115.0">
            <text:p>115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enBrinkWeidick1974,TenBrink1975,vanTatenhoveEtal1996,Weidick1972a">
            <text:p>TenBrinkWeidick1974,TenBrink1975,vanTatenhoveEtal1996,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12">
            <text:p>I-5512</text:p>
          </table:table-cell>
          <table:table-cell office:value-type="float" office:value="67.007">
            <text:p>67.007</text:p>
          </table:table-cell>
          <table:table-cell office:value-type="float" office:value="-50.697">
            <text:p>-50.697</text:p>
          </table:table-cell>
          <table:table-cell office:value-type="float" office:value="7430.0">
            <text:p>7430.0</text:p>
          </table:table-cell>
          <table:table-cell office:value-type="float" office:value="124.0">
            <text:p>124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47.0">
            <text:p>47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TenBrinkWeidick1974,TenBrink1975,vanTatenhoveEtal1996,Weidick1972a">
            <text:p>TenBrinkWeidick1974,TenBrink1975,vanTatenhoveEtal1996,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11">
            <text:p>I-5511</text:p>
          </table:table-cell>
          <table:table-cell office:value-type="float" office:value="66.983">
            <text:p>66.983</text:p>
          </table:table-cell>
          <table:table-cell office:value-type="float" office:value="-50.7">
            <text:p>-50.7</text:p>
          </table:table-cell>
          <table:table-cell office:value-type="float" office:value="6450.0">
            <text:p>6450.0</text:p>
          </table:table-cell>
          <table:table-cell office:value-type="float" office:value="120.0">
            <text:p>120.0</text:p>
          </table:table-cell>
          <table:table-cell office:value-type="string" office:value="Mytilus edulis, Balanus balanus, Hiatella arcttca, Mya truncata, Macoma calcarea, Serripes sp., Cardium ciliatum">
            <text:p>Mytilus edulis, Balanus balanus, Hiatella arcttca, Mya truncata, Macoma calcarea, Serripes sp., Cardium ciliatum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Curl-10988">
            <text:p>Curl-10988</text:p>
          </table:table-cell>
          <table:table-cell office:value-type="float" office:value="66.999">
            <text:p>66.999</text:p>
          </table:table-cell>
          <table:table-cell office:value-type="float" office:value="-50.681">
            <text:p>-50.681</text:p>
          </table:table-cell>
          <table:table-cell office:value-type="float" office:value="6245.0">
            <text:p>6245.0</text:p>
          </table:table-cell>
          <table:table-cell office:value-type="float" office:value="15.0">
            <text:p>1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tormsEtal2012">
            <text:p>StormsEtal2012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09">
            <text:p>I-5509</text:p>
          </table:table-cell>
          <table:table-cell office:value-type="float" office:value="66.7">
            <text:p>66.7</text:p>
          </table:table-cell>
          <table:table-cell office:value-type="float" office:value="-51.4">
            <text:p>-51.4</text:p>
          </table:table-cell>
          <table:table-cell office:value-type="float" office:value="3566.0">
            <text:p>3566.0</text:p>
          </table:table-cell>
          <table:table-cell office:value-type="float" office:value="106.0">
            <text:p>106.0</text:p>
          </table:table-cell>
          <table:table-cell office:value-type="string" office:value="lacustrine peat">
            <text:p>lacustrine pea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08">
            <text:p>I-5508</text:p>
          </table:table-cell>
          <table:table-cell office:value-type="float" office:value="66.717">
            <text:p>66.717</text:p>
          </table:table-cell>
          <table:table-cell office:value-type="float" office:value="-51.4">
            <text:p>-51.4</text:p>
          </table:table-cell>
          <table:table-cell office:value-type="float" office:value="7665.0">
            <text:p>7665.0</text:p>
          </table:table-cell>
          <table:table-cell office:value-type="float" office:value="124.0">
            <text:p>124.0</text:p>
          </table:table-cell>
          <table:table-cell office:value-type="string" office:value="Balanus balanus, Mya truncata, Hiatella arctica, Cardium ciliatum, Astarte montagui">
            <text:p>Balanus balanus, Mya truncata, Hiatella arctica, Cardium ciliatum, Astarte montagui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07">
            <text:p>I-5507</text:p>
          </table:table-cell>
          <table:table-cell office:value-type="float" office:value="66.717">
            <text:p>66.717</text:p>
          </table:table-cell>
          <table:table-cell office:value-type="float" office:value="-51.433">
            <text:p>-51.433</text:p>
          </table:table-cell>
          <table:table-cell office:value-type="float" office:value="2696.0">
            <text:p>2696.0</text:p>
          </table:table-cell>
          <table:table-cell office:value-type="float" office:value="102.0">
            <text:p>102.0</text:p>
          </table:table-cell>
          <table:table-cell office:value-type="string" office:value="lacustine peat">
            <text:p>lacustin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06">
            <text:p>I-5506</text:p>
          </table:table-cell>
          <table:table-cell office:value-type="float" office:value="66.737">
            <text:p>66.737</text:p>
          </table:table-cell>
          <table:table-cell office:value-type="float" office:value="-51.477">
            <text:p>-51.477</text:p>
          </table:table-cell>
          <table:table-cell office:value-type="float" office:value="6250.0">
            <text:p>6250.0</text:p>
          </table:table-cell>
          <table:table-cell office:value-type="float" office:value="120.0">
            <text:p>12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enBrinkWeidick1974,TenBrink1975,vanTatenhoveEtal1996,,Weidick1972a">
            <text:p>TenBrinkWeidick1974,TenBrink1975,vanTatenhoveEtal1996,,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05">
            <text:p>I-5505</text:p>
          </table:table-cell>
          <table:table-cell office:value-type="float" office:value="66.733">
            <text:p>66.733</text:p>
          </table:table-cell>
          <table:table-cell office:value-type="float" office:value="-51.467">
            <text:p>-51.467</text:p>
          </table:table-cell>
          <table:table-cell office:value-type="float" office:value="6250.0">
            <text:p>6250.0</text:p>
          </table:table-cell>
          <table:table-cell office:value-type="float" office:value="120.0">
            <text:p>120.0</text:p>
          </table:table-cell>
          <table:table-cell office:value-type="string" office:value="Mytilus edulis, Balanus sp., Hiatella arctica, Macoma torelli, Mya truncata, Macoma calcarea and Serripes groenlandicum">
            <text:p>Mytilus edulis, Balanus sp., Hiatella arctica, Macoma torelli, Mya truncata, Macoma calcarea and Serripes groenlandicum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K-1715">
            <text:p>K-1715</text:p>
          </table:table-cell>
          <table:table-cell office:value-type="float" office:value="67.057">
            <text:p>67.057</text:p>
          </table:table-cell>
          <table:table-cell office:value-type="float" office:value="-50.567">
            <text:p>-50.567</text:p>
          </table:table-cell>
          <table:table-cell office:value-type="float" office:value="6035.0">
            <text:p>6035.0</text:p>
          </table:table-cell>
          <table:table-cell office:value-type="float" office:value="115.0">
            <text:p>115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12.5">
            <text:p>12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Weidick1972,TenBrinkWeidick1974,vanTatenhoveEtal1996">
            <text:p>Weidick1972,TenBrinkWeidick1974,vanTatenhoveEtal1996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04">
            <text:p>I-5504</text:p>
          </table:table-cell>
          <table:table-cell office:value-type="float" office:value="66.833">
            <text:p>66.833</text:p>
          </table:table-cell>
          <table:table-cell office:value-type="float" office:value="-50.717">
            <text:p>-50.717</text:p>
          </table:table-cell>
          <table:table-cell office:value-type="float" office:value="6555.0">
            <text:p>6555.0</text:p>
          </table:table-cell>
          <table:table-cell office:value-type="float" office:value="120.0">
            <text:p>120.0</text:p>
          </table:table-cell>
          <table:table-cell office:value-type="string" office:value="Mya truncata, Hiatella arctica, Balanus balanus, Macoma calcarea, Cardium ciliatum, Serripes groenlandicum">
            <text:p>Mya truncata, Hiatella arctica, Balanus balanus, Macoma calcarea, Cardium ciliatum, Serripes groenlandicum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424">
            <text:p>I-5424</text:p>
          </table:table-cell>
          <table:table-cell office:value-type="float" office:value="66.833">
            <text:p>66.833</text:p>
          </table:table-cell>
          <table:table-cell office:value-type="float" office:value="-50.933">
            <text:p>-50.933</text:p>
          </table:table-cell>
          <table:table-cell office:value-type="float" office:value="3976.0">
            <text:p>3976.0</text:p>
          </table:table-cell>
          <table:table-cell office:value-type="float" office:value="111.0">
            <text:p>111.0</text:p>
          </table:table-cell>
          <table:table-cell office:value-type="string" office:value="lacustrine peat">
            <text:p>lacustrin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Curl-10990">
            <text:p>Curl-10990</text:p>
          </table:table-cell>
          <table:table-cell office:value-type="float" office:value="67.004">
            <text:p>67.004</text:p>
          </table:table-cell>
          <table:table-cell office:value-type="float" office:value="-50.766">
            <text:p>-50.766</text:p>
          </table:table-cell>
          <table:table-cell office:value-type="float" office:value="7725.0">
            <text:p>7725.0</text:p>
          </table:table-cell>
          <table:table-cell office:value-type="float" office:value="20.0">
            <text:p>2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tormsEtal2012">
            <text:p>StormsEtal2012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Curl-10994">
            <text:p>Curl-10994</text:p>
          </table:table-cell>
          <table:table-cell office:value-type="float" office:value="67.003">
            <text:p>67.003</text:p>
          </table:table-cell>
          <table:table-cell office:value-type="float" office:value="-50.766">
            <text:p>-50.766</text:p>
          </table:table-cell>
          <table:table-cell office:value-type="float" office:value="6275.0">
            <text:p>6275.0</text:p>
          </table:table-cell>
          <table:table-cell office:value-type="float" office:value="15.0">
            <text:p>1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tormsEtal2012">
            <text:p>StormsEtal2012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Curl-10995">
            <text:p>Curl-10995</text:p>
          </table:table-cell>
          <table:table-cell office:value-type="float" office:value="67.008">
            <text:p>67.008</text:p>
          </table:table-cell>
          <table:table-cell office:value-type="float" office:value="-50.763">
            <text:p>-50.763</text:p>
          </table:table-cell>
          <table:table-cell office:value-type="float" office:value="6430.0">
            <text:p>6430.0</text:p>
          </table:table-cell>
          <table:table-cell office:value-type="float" office:value="20.0">
            <text:p>2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tormsEtal2012">
            <text:p>StormsEtal2012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Curl-11000">
            <text:p>Curl-11000</text:p>
          </table:table-cell>
          <table:table-cell office:value-type="float" office:value="66.978">
            <text:p>66.978</text:p>
          </table:table-cell>
          <table:table-cell office:value-type="float" office:value="-50.919">
            <text:p>-50.919</text:p>
          </table:table-cell>
          <table:table-cell office:value-type="float" office:value="7625.0">
            <text:p>7625.0</text:p>
          </table:table-cell>
          <table:table-cell office:value-type="float" office:value="15.0">
            <text:p>1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46.0">
            <text:p>46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tormsEtal2012">
            <text:p>StormsEtal2012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Curl-10986">
            <text:p>Curl-10986</text:p>
          </table:table-cell>
          <table:table-cell office:value-type="float" office:value="66.999">
            <text:p>66.999</text:p>
          </table:table-cell>
          <table:table-cell office:value-type="float" office:value="-50.681">
            <text:p>-50.681</text:p>
          </table:table-cell>
          <table:table-cell office:value-type="float" office:value="6460.0">
            <text:p>6460.0</text:p>
          </table:table-cell>
          <table:table-cell office:value-type="float" office:value="15.0">
            <text:p>1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tormsEtal2012">
            <text:p>StormsEtal2012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UW-173">
            <text:p>UW-173</text:p>
          </table:table-cell>
          <table:table-cell office:value-type="float" office:value="66.867">
            <text:p>66.867</text:p>
          </table:table-cell>
          <table:table-cell office:value-type="float" office:value="-50.633">
            <text:p>-50.633</text:p>
          </table:table-cell>
          <table:table-cell office:value-type="float" office:value="2716.0">
            <text:p>2716.0</text:p>
          </table:table-cell>
          <table:table-cell office:value-type="float" office:value="102.0">
            <text:p>102.0</text:p>
          </table:table-cell>
          <table:table-cell office:value-type="string" office:value="basal peat">
            <text:p>basal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5.0">
            <text:p>3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UtC-3522">
            <text:p>UtC-3522</text:p>
          </table:table-cell>
          <table:table-cell office:value-type="float" office:value="67.007">
            <text:p>67.007</text:p>
          </table:table-cell>
          <table:table-cell office:value-type="float" office:value="-50.687">
            <text:p>-50.687</text:p>
          </table:table-cell>
          <table:table-cell office:value-type="float" office:value="7500.0">
            <text:p>7500.0</text:p>
          </table:table-cell>
          <table:table-cell office:value-type="float" office:value="70.0">
            <text:p>7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21.0">
            <text:p>2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vanTatenhoveEtal1996">
            <text:p>vanTatenhoveEtal19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